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b725" officeooo:paragraph-rsid="0000b725"/>
    </style:style>
    <style:style style:name="P2" style:family="paragraph" style:parent-style-name="Standard">
      <style:text-properties officeooo:rsid="0000b725" officeooo:paragraph-rsid="0000b725" fo:background-color="#ffff99"/>
    </style:style>
    <style:style style:name="P3" style:family="paragraph" style:parent-style-name="Standard">
      <style:text-properties officeooo:rsid="000396b1" officeooo:paragraph-rsid="000396b1"/>
    </style:style>
    <style:style style:name="P4" style:family="paragraph" style:parent-style-name="Standard">
      <style:text-properties officeooo:rsid="0000b725" officeooo:paragraph-rsid="00057181"/>
    </style:style>
    <style:style style:name="P5" style:family="paragraph" style:parent-style-name="Standard">
      <style:text-properties officeooo:rsid="0000b725" officeooo:paragraph-rsid="0000b725"/>
    </style:style>
    <style:style style:name="P6" style:family="paragraph" style:parent-style-name="Standard">
      <style:text-properties officeooo:rsid="00057181" officeooo:paragraph-rsid="00057181"/>
    </style:style>
    <style:style style:name="P7" style:family="paragraph" style:parent-style-name="Standard">
      <style:text-properties officeooo:rsid="0001d407" officeooo:paragraph-rsid="00057bd3"/>
    </style:style>
    <style:style style:name="T1" style:family="text">
      <style:text-properties style:font-name="Courier New" fo:font-size="10pt" fo:background-color="#ffff00" loext:char-shading-value="0" style:font-name-asian="Times New Roman" style:font-size-asian="10pt" style:font-name-complex="Courier New1" style:font-size-complex="10pt"/>
    </style:style>
    <style:style style:name="T2" style:family="text">
      <style:text-properties style:font-name="Courier New" fo:font-size="10pt" officeooo:rsid="000396b1" fo:background-color="#ffff00" loext:char-shading-value="0" style:font-name-asian="Times New Roman" style:font-size-asian="10pt" style:font-name-complex="Courier New1" style:font-size-complex="10pt"/>
    </style:style>
    <style:style style:name="T3" style:family="text">
      <style:text-properties style:font-name="Courier New" fo:font-size="10pt" officeooo:rsid="000396b1" fo:background-color="#66ffff" loext:char-shading-value="0" style:font-name-asian="Times New Roman" style:font-size-asian="10pt" style:font-name-complex="Courier New1" style:font-size-complex="10pt"/>
    </style:style>
    <style:style style:name="T4" style:family="text">
      <style:text-properties fo:background-color="#ff6600" loext:char-shading-value="0"/>
    </style:style>
    <style:style style:name="T5" style:family="text">
      <style:text-properties officeooo:rsid="000396b1" fo:background-color="#ff6600" loext:char-shading-value="0"/>
    </style:style>
    <style:style style:name="T6" style:family="text">
      <style:text-properties fo:background-color="#ffff99" loext:char-shading-value="0"/>
    </style:style>
    <style:style style:name="T7" style:family="text">
      <style:text-properties officeooo:rsid="000396b1" fo:background-color="#ffff99" loext:char-shading-value="0"/>
    </style:style>
    <style:style style:name="T8" style:family="text">
      <style:text-properties officeooo:rsid="00057181"/>
    </style:style>
    <style:style style:name="T9" style:family="text">
      <style:text-properties officeooo:rsid="000396b1" fo:background-color="#66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h: 5.: command not found... </text:p>
      <text:p text:style-name="P1">[root@localhost student]# 7. # /etc/init.d/oracle-xe configure </text:p>
      <text:p text:style-name="P1">bash: 7.: command not found... </text:p>
      <text:p text:style-name="P1">[root@localhost student]# 7. /etc/init.d/oracle-xe configure </text:p>
      <text:p text:style-name="P1">bash: 7.: command not found... </text:p>
      <text:p text:style-name="P1">[root@localhost student]# <text:span text:style-name="T6">locate oracle-xe </text:span></text:p>
      <text:p text:style-name="P1">/etc/rc.d/init.d/oracle-xe </text:p>
      <text:p text:style-name="P1">/etc/rc.d/rc0.d/K05oracle-xe </text:p>
      <text:p text:style-name="P1">/etc/rc.d/rc1.d/K05oracle-xe </text:p>
      <text:p text:style-name="P1">/etc/rc.d/rc2.d/S80oracle-xe </text:p>
      <text:p text:style-name="P1">/etc/rc.d/rc3.d/S80oracle-xe </text:p>
      <text:p text:style-name="P1">/etc/rc.d/rc4.d/S80oracle-xe </text:p>
      <text:p text:style-name="P1">/etc/rc.d/rc5.d/S80oracle-xe </text:p>
      <text:p text:style-name="P1">/etc/rc.d/rc6.d/K05oracle-xe </text:p>
      <text:p text:style-name="P1">/home/student/oracle-xe-11.2.0-1.0.x86_64.rpm.zip </text:p>
      <text:p text:style-name="P1">/home/student/.cache/.fr-ltszUf/Disk1/oracle-xe-11.2.0-1.0.x86_64.rpm </text:p>
      <text:p text:style-name="P1">/home/student/Downloads/oracle-xe-11.2.0-1.0.x86_64.rpm.zip </text:p>
      <text:p text:style-name="P1">/home/student/Oracle/oracle-xe-11.2.0-1.0.x86_64.rpm.zip </text:p>
      <text:p text:style-name="P1">/u01/app/oracle/product/11.2.0/xe/config/scripts/oracle-xe </text:p>
      <text:p text:style-name="P1">/u01/app/oracle/product/11.2.0/xe/config/scripts/oracle-xe.sles </text:p>
      <text:p text:style-name="P1">[root@localhost student]# <text:span text:style-name="T6">/etc/init.d/oracle-xe configure </text:span></text:p>
      <text:p text:style-name="P1"/>
      <text:p text:style-name="P1">Oracle Database 11g Express Edition Configuration </text:p>
      <text:p text:style-name="P1">------------------------------------------------- </text:p>
      <text:p text:style-name="P1">This will configure on-boot properties of Oracle Database 11g Express </text:p>
      <text:p text:style-name="P1">Edition. <text:s/>The following questions will determine whether the database should </text:p>
      <text:p text:style-name="P1">be starting upon system boot, the ports it will use, and the passwords that </text:p>
      <text:p text:style-name="P1">will be used for database accounts. <text:s/>Press &lt;Enter&gt; to accept the defaults. </text:p>
      <text:p text:style-name="P1">Ctrl-C will abort. </text:p>
      <text:p text:style-name="P1"/>
      <text:p text:style-name="P1">Specify the HTTP port that will be used for Oracle Application Express [8080]:8080 </text:p>
      <text:p text:style-name="P1"/>
      <text:p text:style-name="P1">Specify a port that will be used for the database listener [1521]:1521 </text:p>
      <text:p text:style-name="P1"/>
      <text:p text:style-name="P1">Specify a password to be used for database accounts. <text:s/>Note that the same </text:p>
      <text:p text:style-name="P1">password will be used for SYS and SYSTEM. <text:s/>Oracle recommends the use of </text:p>
      <text:p text:style-name="P1">different passwords for each database account. <text:s/>This can be done after </text:p>
      <text:p text:style-name="P1">initial configuration: </text:p>
      <text:p text:style-name="P1">Confirm the password: </text:p>
      <text:p text:style-name="P1"/>
      <text:p text:style-name="P1">Do you want Oracle Database 11g Express Edition to be started on boot (y/n) [y]:y </text:p>
      <text:p text:style-name="P1"/>
      <text:p text:style-name="P1">Starting Oracle Net Listener...Done </text:p>
      <text:p text:style-name="P1">Configuring database...Done </text:p>
      <text:p text:style-name="P1">Starting Oracle Database 11g Express Edition instance...Done </text:p>
      <text:p text:style-name="P1">Installation completed successfully. </text:p>
      <text:p text:style-name="P1">[root@localhost student]# /<text:span text:style-name="T6">etc/init.d/oracle-xe restart </text:span></text:p>
      <text:p text:style-name="P1">Restarting oracle-xe (via systemctl): <text:s text:c="21"/>[ <text:s/>OK <text:s/>] </text:p>
      <text:p text:style-name="P1">[root@localhost student]# <text:span text:style-name="T6">cd /u01/app/oracle/product/11.2.0/xe/bin </text:span></text:p>
      <text:p text:style-name="P1">[root@localhost bin]#<text:span text:style-name="T6"> vi oracle_env.sh </text:span></text:p>
      <text:p text:style-name="P1">[root@localhost bin]# <text:span text:style-name="T6">sh oracle_env.sh </text:span></text:p>
      <text:p text:style-name="P1"><text:span text:style-name="T6"/></text:p>
      <text:p text:style-name="P1"><text:soft-page-break/></text:p>
      <text:p text:style-name="P1"><text:s/></text:p>
      <text:p text:style-name="P1">[root@localhost bin]# <text:span text:style-name="T6">vi ~/.bash_profile </text:span></text:p>
      <text:p text:style-name="P6"><text:span text:style-name="T6">Copy <text:s text:c="3"/>path <text:s text:c="2"/>: <text:s/></text:span><text:span text:style-name="T9">export PATH = "$HOME/.rbenv/bin:$PATH"</text:span><text:span text:style-name="T7"> </text:span></text:p>
      <text:p text:style-name="P7"><text:span text:style-name="T5">copy <text:s/></text:span><text:span text:style-name="T3">. /u01/app/oracle/product/11.2.0/xe/bin/oracle_env.sh</text:span></text:p>
      <text:p text:style-name="P1"><text:span text:style-name="T6"/></text:p>
      <text:p text:style-name="P1">[root@localhost bin]#<text:span text:style-name="T6"> . ./oracle_env.sh </text:span></text:p>
      <text:p text:style-name="P1"><text:s/></text:p>
      <text:p text:style-name="P1">[root@localhost bin]# <text:span text:style-name="T6">source ~/.bash_profile </text:span></text:p>
      <text:p text:style-name="P1">[root@localhost bin]# <text:span text:style-name="T6">sqlplus system </text:span></text:p>
      <text:p text:style-name="P1"/>
      <text:p text:style-name="P1">SQL*Plus: Release 11.2.0.2.0 Production on Tue Jul 11 10:03:35 2017 </text:p>
      <text:p text:style-name="P1"/>
      <text:p text:style-name="P1">Copyright (c) 1982, 2011, Oracle. <text:s/>All rights reserved. </text:p>
      <text:p text:style-name="P1"/>
      <text:p text:style-name="P1">Enter password: </text:p>
      <text:p text:style-name="P1">ERROR: </text:p>
      <text:p text:style-name="P1">ORA-01017: invalid username/password; logon denied </text:p>
      <text:p text:style-name="P1"/>
      <text:p text:style-name="P1"/>
      <text:p text:style-name="P1">Enter user-name: ^C^C^Z^Zghkj </text:p>
      <text:p text:style-name="P1">[root@localhost bin]#<text:span text:style-name="T6"> sqlplus system </text:span></text:p>
      <text:p text:style-name="P2"/>
      <text:p text:style-name="P1">SQL*Plus: Release 11.2.0.2.0 Production on Tue Jul 11 10:03:59 2017 </text:p>
      <text:p text:style-name="P1"/>
      <text:p text:style-name="P1">Copyright (c) 1982, 2011, Oracle. <text:s/>All rights reserved. </text:p>
      <text:p text:style-name="P1"/>
      <text:p text:style-name="P1">Enter password: </text:p>
      <text:p text:style-name="P1"/>
      <text:p text:style-name="P1">Connected to: </text:p>
      <text:p text:style-name="P1">Oracle Database 11g Express Edition Release 11.2.0.2.0 - 64bit Production </text:p>
      <text:p text:style-name="P1"/>
      <text:p text:style-name="P1">SQL&gt; <text:span text:style-name="T6">sqlplus 192.168.5.89 </text:span></text:p>
      <text:p text:style-name="P1">SP2-0734: unknown command beginning "sqlplus 19..." - rest of line ignored. </text:p>
      <text:p text:style-name="P1">SQL&gt;<text:span text:style-name="T6"> EXEC DBMS_XDB.SETLISTENERLOCALACCESS(FALSE); </text:span></text:p>
      <text:p text:style-name="P1"/>
      <text:p text:style-name="P1">PL/SQL procedure successfully completed. </text:p>
      <text:p text:style-name="P1"/>
      <text:p text:style-name="P1">SQL&gt; <text:span text:style-name="T6">exit </text:span></text:p>
      <text:p text:style-name="P1">Disconnected from Oracle Database 11g Express Edition Release 11.2.0.2.0 - 64bit Production </text:p>
      <text:p text:style-name="P1">[root@localhost bin]# sqlplus system/oracle@localhost:1521 /XE </text:p>
      <text:p text:style-name="P1"/>
      <text:p text:style-name="P1">SQL*Plus: Release 11.2.0.2.0 Production </text:p>
      <text:p text:style-name="P1"/>
      <text:p text:style-name="P1">Copyright (c) 1982, 2011, Oracle. <text:s/>All rights reserved. </text:p>
      <text:p text:style-name="P1"/>
      <text:p text:style-name="P1">Use SQL*Plus to execute SQL, PL/SQL and SQL*Plus statements. </text:p>
      <text:p text:style-name="P1"/>
      <text:p text:style-name="P1">Usage 1: sqlplus -H | -V </text:p>
      <text:p text:style-name="P1"/>
      <text:p text:style-name="P1"><text:s text:c="4"/>-H<text:tab/><text:tab/> <text:s text:c="2"/>Displays the SQL*Plus version and the </text:p>
      <text:p text:style-name="P1"><text:tab/><text:tab/> <text:s text:c="2"/>usage help. </text:p>
      <text:p text:style-name="P1"><text:soft-page-break/><text:s text:c="4"/>-V<text:tab/><text:tab/> <text:s text:c="2"/>Displays the SQL*Plus version. </text:p>
      <text:p text:style-name="P1"/>
      <text:p text:style-name="P1">Usage 2: sqlplus [ [&lt;option&gt;] [{logon | /nolog}] [&lt;start&gt;] ] </text:p>
      <text:p text:style-name="P1"/>
      <text:p text:style-name="P1"><text:s text:c="2"/>&lt;option&gt; is: [-C &lt;version&gt;] [-L] [-M "&lt;options&gt;"] [-R &lt;level&gt;] [-S] </text:p>
      <text:p text:style-name="P1"/>
      <text:p text:style-name="P1"><text:s text:c="4"/>-C &lt;version&gt; <text:s text:c="2"/>Sets the compatibility of affected commands to the </text:p>
      <text:p text:style-name="P1"><text:tab/><text:tab/> <text:s text:c="2"/>version specified by &lt;version&gt;. <text:s/>The version has </text:p>
      <text:p text:style-name="P1"><text:tab/><text:tab/> <text:s text:c="2"/>the form "x.y[.z]".<text:tab/>For example, -C 10.2.0 </text:p>
      <text:p text:style-name="P1"><text:s text:c="4"/>-L<text:tab/><text:tab/> <text:s text:c="2"/>Attempts to log on just once, instead of </text:p>
      <text:p text:style-name="P1"><text:tab/><text:tab/> <text:s text:c="2"/>reprompting on error. </text:p>
      <text:p text:style-name="P1"><text:s text:c="4"/>-M "&lt;options&gt;" Sets automatic HTML markup of output. <text:s/>The options </text:p>
      <text:p text:style-name="P1"><text:tab/><text:tab/> <text:s text:c="2"/>have the form: </text:p>
      <text:p text:style-name="P1"><text:tab/><text:tab/> <text:s text:c="2"/>HTML [ON|OFF] [HEAD text] [BODY text] [TABLE text] </text:p>
      <text:p text:style-name="P1"><text:tab/><text:tab/> <text:s text:c="2"/>[ENTMAP {ON|OFF}] [SPOOL {ON|OFF}] [PRE[FORMAT] {ON|OFF}] </text:p>
      <text:p text:style-name="P1"><text:s text:c="4"/>-R &lt;level&gt;<text:tab/> <text:s text:c="2"/>Sets restricted mode to disable SQL*Plus commands </text:p>
      <text:p text:style-name="P1"><text:tab/><text:tab/> <text:s text:c="2"/>that interact with the file system.<text:tab/>The level can </text:p>
      <text:p text:style-name="P1"><text:tab/><text:tab/> <text:s text:c="2"/>be 1, 2 or 3. <text:s/>The most restrictive is -R 3 which </text:p>
      <text:p text:style-name="P1"><text:tab/><text:tab/> <text:s text:c="2"/>disables all user commands interacting with the </text:p>
      <text:p text:style-name="P1"><text:tab/><text:tab/> <text:s text:c="2"/>file system. </text:p>
      <text:p text:style-name="P1"><text:s text:c="4"/>-S<text:tab/><text:tab/> <text:s text:c="2"/>Sets silent mode which suppresses the display of </text:p>
      <text:p text:style-name="P1"><text:tab/><text:tab/> <text:s text:c="2"/>the SQL*Plus banner, prompts, and echoing of </text:p>
      <text:p text:style-name="P1"><text:tab/><text:tab/> <text:s text:c="2"/>commands. </text:p>
      <text:p text:style-name="P1"/>
      <text:p text:style-name="P1"><text:s text:c="2"/>&lt;logon&gt; is: {&lt;username&gt;[/&lt;password&gt;][@&lt;connect_identifier&gt;] | / } </text:p>
      <text:p text:style-name="P1"><text:tab/> <text:s text:c="5"/>[AS {SYSDBA | SYSOPER | SYSASM}] [EDITION=value] </text:p>
      <text:p text:style-name="P1"/>
      <text:p text:style-name="P1"><text:s text:c="4"/>Specifies the database account username, password and connect </text:p>
      <text:p text:style-name="P4"><text:s text:c="4"/>identifier for the database connection. <text:s/>Wi<text:span text:style-name="T8">https://start.fedoraproject.org/</text:span>thout a connect </text:p>
      <text:p text:style-name="P1"><text:s text:c="4"/>identifier, SQL*Plus connects to the default database. </text:p>
      <text:p text:style-name="P1"/>
      <text:p text:style-name="P1"><text:s text:c="4"/>The AS SYSDBA, AS SYSOPER and AS SYSASM <text:s/>options are database </text:p>
      <text:p text:style-name="P1"><text:s text:c="4"/>administration privileges. </text:p>
      <text:p text:style-name="P1"/>
      <text:p text:style-name="P1"><text:s text:c="4"/>&lt;connect_identifier&gt; can be in the form of Net Service Name </text:p>
      <text:p text:style-name="P1"><text:s text:c="4"/>or Easy Connect. </text:p>
      <text:p text:style-name="P1"/>
      <text:p text:style-name="P1"><text:s text:c="6"/>@[&lt;net_service_name&gt; | [//]Host[:Port]/&lt;service_name&gt;] </text:p>
      <text:p text:style-name="P1"/>
      <text:p text:style-name="P1"><text:tab/>&lt;net_service_name&gt; is a simple name for a service that resolves </text:p>
      <text:p text:style-name="P1"><text:tab/>to a connect descriptor. </text:p>
      <text:p text:style-name="P1"/>
      <text:p text:style-name="P1"><text:tab/>Example: Connect to database using Net Service Name and the </text:p>
      <text:p text:style-name="P1"><text:tab/><text:tab/> database net service name is ORCL. </text:p>
      <text:p text:style-name="P1"/>
      <text:p text:style-name="P1"><text:tab/> <text:s text:c="2"/>sqlplus myusername/mypassword@ORCL </text:p>
      <text:p text:style-name="P1"/>
      <text:p text:style-name="P1"><text:tab/>Host specifies the host name or IP address of the database </text:p>
      <text:p text:style-name="P1"><text:tab/>server computer. </text:p>
      <text:p text:style-name="P1"/>
      <text:p text:style-name="P1"><text:tab/>Port specifies the listening port on the database server. </text:p>
      <text:p text:style-name="P1"/>
      <text:p text:style-name="P1"><text:soft-page-break/><text:tab/>&lt;service_name&gt; specifies the service name of the database you </text:p>
      <text:p text:style-name="P1"><text:tab/>want to access. </text:p>
      <text:p text:style-name="P1"/>
      <text:p text:style-name="P1"><text:tab/>Example: Connect to database using Easy Connect and the </text:p>
      <text:p text:style-name="P1"><text:tab/><text:tab/> Service name is ORCL. </text:p>
      <text:p text:style-name="P1"/>
      <text:p text:style-name="P1"><text:tab/> <text:s text:c="2"/>sqlplus myusername/mypassword@Host/ORCL </text:p>
      <text:p text:style-name="P1"/>
      <text:p text:style-name="P1"><text:s text:c="4"/>The /NOLOG option starts SQL*Plus without connecting to a </text:p>
      <text:p text:style-name="P1"><text:s text:c="4"/>database. </text:p>
      <text:p text:style-name="P1"/>
      <text:p text:style-name="P1"><text:s text:c="4"/>The EDITION specifies the value for Session Edition. </text:p>
      <text:p text:style-name="P1"/>
      <text:p text:style-name="P1"/>
      <text:p text:style-name="P1"><text:s text:c="2"/>&lt;start&gt; is: @&lt;URL&gt;|&lt;filename&gt;[.&lt;ext&gt;] [&lt;parameter&gt; ...] </text:p>
      <text:p text:style-name="P1"/>
      <text:p text:style-name="P1"><text:s text:c="4"/>Runs the specified SQL*Plus script from a web server (URL) or the </text:p>
      <text:p text:style-name="P1"><text:s text:c="4"/>local file system (filename.ext) with specified parameters that </text:p>
      <text:p text:style-name="P1"><text:s text:c="4"/>will be assigned to substitution variables in the script. </text:p>
      <text:p text:style-name="P1"/>
      <text:p text:style-name="P1">When SQL*Plus starts, and after CONNECT commands, the site profile </text:p>
      <text:p text:style-name="P1">(e.g. $ORACLE_HOME/sqlplus/admin/glogin.sql) and the user profile </text:p>
      <text:p text:style-name="P1">(e.g. login.sql in the working directory) are run. <text:s/>The files may </text:p>
      <text:p text:style-name="P1">contain SQL*Plus commands. </text:p>
      <text:p text:style-name="P1"/>
      <text:p text:style-name="P1">Refer to the SQL*Plus User's Guide and Reference for more information. </text:p>
      <text:p text:style-name="P1">[root@localhost bin]# sqlplus system/oracle@localhost:1521 </text:p>
      <text:p text:style-name="P1"/>
      <text:p text:style-name="P1">SQL*Plus: Release 11.2.0.2.0 Production on Tue Jul 11 10:14:30 2017 </text:p>
      <text:p text:style-name="P1"/>
      <text:p text:style-name="P1">Copyright (c) 1982, 2011, Oracle. <text:s/>All rights reserved. </text:p>
      <text:p text:style-name="P1"/>
      <text:p text:style-name="P1"/>
      <text:p text:style-name="P1">Connected to: </text:p>
      <text:p text:style-name="P1">Oracle Database 11g Express Edition Release 11.2.0.2.0 - 64bit Production </text:p>
      <text:p text:style-name="P1"/>
      <text:p text:style-name="P1">SQL&gt; exit </text:p>
      <text:p text:style-name="P1">Disconnected from Oracle Database 11g Express Edition Release 11.2.0.2.0 - 64bit Production </text:p>
      <text:p text:style-name="P1">[root@localhost bin]# sqlplus system/oracle@192.168.5.89:1521 </text:p>
      <text:p text:style-name="P1"/>
      <text:p text:style-name="P1">SQL*Plus: Release 11.2.0.2.0 Production on Tue Jul 11 10:14:59 2017 </text:p>
      <text:p text:style-name="P1"/>
      <text:p text:style-name="P1">Copyright (c) 1982, 2011, Oracle. <text:s/>All rights reserved. </text:p>
      <text:p text:style-name="P1"/>
      <text:p text:style-name="P1"/>
      <text:p text:style-name="P1">Connected to: </text:p>
      <text:p text:style-name="P1">Oracle Database 11g Express Edition Release 11.2.0.2.0 - 64bit Production </text:p>
      <text:p text:style-name="P1"/>
      <text:p text:style-name="P1">SQL&gt; ^C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">export PATH = "$HOME/.rbenv/bin:$PATH"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7-11T10:18:28.168319966</meta:creation-date>
    <dc:date>2017-07-13T09:35:57.335234175</dc:date>
    <dc:creator>student </dc:creator>
    <meta:editing-duration>PT11M46S</meta:editing-duration>
    <meta:editing-cycles>9</meta:editing-cycles>
    <meta:generator>LibreOffice/4.2.8.2$Linux_X86_64 LibreOffice_project/420$Build-2</meta:generator>
    <meta:document-statistic meta:table-count="0" meta:image-count="0" meta:object-count="0" meta:page-count="5" meta:paragraph-count="147" meta:word-count="863" meta:character-count="7181" meta:non-whitespace-character-count="6063"/>
  </office:meta>
</office:document-meta>
</file>